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006cm" fo:break-before="auto" style:use-optimal-row-height="true"/>
    </style:style>
    <style:style style:name="ro38" style:family="table-row">
      <style:table-row-properties style:row-height="1.637cm" fo:break-before="auto" style:use-optimal-row-height="true"/>
    </style:style>
    <style:style style:name="ro39" style:family="table-row">
      <style:table-row-properties style:row-height="4.796cm" fo:break-before="auto" style:use-optimal-row-height="true"/>
    </style:style>
    <style:style style:name="ro4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9T10:55:39.16">
            <text:p>0329 <text:s/>1055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9T10:55:39.16">
            <text:p>0329 <text:s/>1055</text:p>
          </table:table-cell>
          <table:table-cell table:style-name="ce8" table:formula="of:=NOW()" office:value-type="date" office:date-value="2022-03-29T10:55:39.16">
            <text:p>0329 <text:s/>105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9T10:55:39.16">
            <text:p>0329 <text:s/>105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29T10:55:39.16">
            <text:p>0329 <text:s/>1055</text:p>
          </table:table-cell>
          <table:table-cell table:style-name="ce8" table:formula="of:=NOW()" office:value-type="date" office:date-value="2022-03-29T10:55:39.16">
            <text:p>0329 <text:s/>1055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cm" draw:caption-point-x="-0.61cm" draw:caption-point-y="1.506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4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29T10:55:40.13">
            <text:p>2022/3/29 10:55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0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2022/03/29</text:date>, <text:time>10:55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9T10:55:38.28</dc:date>
    <dc:creator>iwabuchi ken</dc:creator>
    <meta:editing-duration>P16DT5H43M4S</meta:editing-duration>
    <meta:editing-cycles>2266</meta:editing-cycles>
    <meta:generator>OpenOffice/4.1.3$Win32 OpenOffice.org_project/413m1$Build-9783</meta:generator>
    <meta:document-statistic meta:table-count="2" meta:cell-count="1002" meta:object-count="0"/>
  </office:meta>
</office:document-meta>
</file>